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9807a" officeooo:paragraph-rsid="0019807a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weight="bold" officeooo:rsid="0019807a" officeooo:paragraph-rsid="0019807a" style:font-weight-asian="bold" style:font-weight-complex="bold"/>
    </style:style>
    <style:style style:name="P5" style:family="paragraph" style:parent-style-name="Standard">
      <style:text-properties style:font-name="Liberation Mono" officeooo:rsid="00106779" officeooo:paragraph-rsid="00106779"/>
    </style:style>
    <style:style style:name="P6" style:family="paragraph" style:parent-style-name="Standard">
      <style:text-properties style:font-name="Liberation Mono" officeooo:paragraph-rsid="00106779"/>
    </style:style>
    <style:style style:name="P7" style:family="paragraph" style:parent-style-name="Standard">
      <style:text-properties style:font-name="Liberation Mono" fo:font-weight="normal" officeooo:rsid="0016b34e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19807a" officeooo:paragraph-rsid="0019807a" style:font-weight-asian="normal" style:font-weight-complex="normal"/>
    </style:style>
    <style:style style:name="T1" style:family="text">
      <style:text-properties officeooo:rsid="00106779"/>
    </style:style>
    <style:style style:name="T2" style:family="text">
      <style:text-properties officeooo:rsid="00141597"/>
    </style:style>
    <style:style style:name="T3" style:family="text">
      <style:text-properties officeooo:rsid="0016b34e"/>
    </style:style>
    <style:style style:name="T4" style:family="text">
      <style:text-properties officeooo:rsid="001a4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periment No: 0<text:span text:style-name="T4">5</text:span></text:p>
      <text:p text:style-name="P2">Experiment Name: <text:span text:style-name="T4">Constant Propogation</text:span></text:p>
      <text:p text:style-name="P2">Date: <text:span text:style-name="T4">03/11/2022</text:span></text:p>
      <text:p text:style-name="P2">Author: Melvin Thomas</text:p>
      <text:p text:style-name="P1"/>
      <text:p text:style-name="P1"/>
      <text:p text:style-name="P5">PROGRAM</text:p>
      <text:p text:style-name="P6">---------------------</text:p>
      <text:p text:style-name="P6"><text:s/></text:p>
      <text:p text:style-name="P6"/>
      <text:p text:style-name="P7">#include&lt;stdio.h&gt;</text:p>
      <text:p text:style-name="P7">#include&lt;stdlib.h&gt;</text:p>
      <text:p text:style-name="P7">#include&lt;string.h&gt;</text:p>
      <text:p text:style-name="P7">#include&lt;ctype.h&gt;</text:p>
      <text:p text:style-name="P7">#include&lt;stdbool.h&gt;</text:p>
      <text:p text:style-name="P7"/>
      <text:p text:style-name="P7"/>
      <text:p text:style-name="P7">char buf[30];</text:p>
      <text:p text:style-name="P7">void showError(int ln,char buffer[], char c, int code){</text:p>
      <text:p text:style-name="P7">printf("Error at Line Number %d in the lexeme %s%c\nTerminating Program! Error Code: %d\n",ln,buffer,c,code);</text:p>
      <text:p text:style-name="P7">exit(0);</text:p>
      <text:p text:style-name="P7">}</text:p>
      <text:p text:style-name="P7"/>
      <text:p text:style-name="P7">char* toString(float b)</text:p>
      <text:p text:style-name="P7">{</text:p>
      <text:p text:style-name="P7">int a = b*1000000;</text:p>
      <text:p text:style-name="P7">int l=0;</text:p>
      <text:p text:style-name="P7">int cnt = 0;</text:p>
      <text:p text:style-name="P7">while(a&gt;0)</text:p>
      <text:p text:style-name="P7">{</text:p>
      <text:p text:style-name="P7"><text:s text:c="8"/>cnt +=1;</text:p>
      <text:p text:style-name="P7"><text:s text:c="8"/>if(cnt==7){</text:p>
      <text:p text:style-name="P7"><text:s text:c="16"/>buf[l]='.';</text:p>
      <text:p text:style-name="P7"><text:s text:c="16"/>l++;</text:p>
      <text:p text:style-name="P7"><text:s text:c="8"/>}</text:p>
      <text:p text:style-name="P7"><text:s text:c="8"/>char c='0'+(a%10);</text:p>
      <text:p text:style-name="P7"><text:s text:c="8"/>a=a/10;</text:p>
      <text:p text:style-name="P7"><text:s text:c="8"/>buf[l]=c;</text:p>
      <text:p text:style-name="P7"><text:s text:c="8"/>l++;</text:p>
      <text:p text:style-name="P7">}</text:p>
      <text:p text:style-name="P7">for(int i=0;i&lt;l/2;i++)</text:p>
      <text:p text:style-name="P7">{</text:p>
      <text:p text:style-name="P7"><text:s text:c="8"/>char c=buf[i];</text:p>
      <text:p text:style-name="P7"><text:s text:c="8"/>buf[i]=buf[l-1-i];</text:p>
      <text:p text:style-name="P7"><text:s text:c="8"/>buf[l-1-i]=c;</text:p>
      <text:p text:style-name="P7">}</text:p>
      <text:p text:style-name="P7">}</text:p>
      <text:p text:style-name="P7"/>
      <text:p text:style-name="P7"/>
      <text:p text:style-name="P7"/>
      <text:p text:style-name="P7"><text:soft-page-break/>int main()</text:p>
      <text:p text:style-name="P7">{</text:p>
      <text:p text:style-name="P7"/>
      <text:p text:style-name="P7">char symbols[100][2][20]={</text:p>
      <text:p text:style-name="P7"/>
      <text:p text:style-name="P7">};</text:p>
      <text:p text:style-name="P7"/>
      <text:p text:style-name="P7">int symbc=0;//symbol count</text:p>
      <text:p text:style-name="P7">char keywords[40][20]={</text:p>
      <text:p text:style-name="P7"><text:s text:c="8"/>"void","int","char","exit","for","while","return","if","else","main","printf",</text:p>
      <text:p text:style-name="P7">};</text:p>
      <text:p text:style-name="P7">char dtypes[40][20]={"int","char","float"};</text:p>
      <text:p text:style-name="P7"/>
      <text:p text:style-name="P7">FILE *fp,*symtab;</text:p>
      <text:p text:style-name="P7">fp = fopen( "code.c","r");</text:p>
      <text:p text:style-name="P7">symtab = fopen( "result.txt","w");</text:p>
      <text:p text:style-name="P7">if(fp==NULL)</text:p>
      <text:p text:style-name="P7">{</text:p>
      <text:p text:style-name="P7"><text:s text:c="8"/>printf("File could not be opened!\n");</text:p>
      <text:p text:style-name="P7"><text:s text:c="8"/>exit(0);</text:p>
      <text:p text:style-name="P7">}</text:p>
      <text:p text:style-name="P7">if(symtab==NULL)</text:p>
      <text:p text:style-name="P7">{</text:p>
      <text:p text:style-name="P7"><text:s text:c="8"/>printf("Result File could not be opened!\n");</text:p>
      <text:p text:style-name="P7"><text:s text:c="8"/>exit(0);</text:p>
      <text:p text:style-name="P7">}</text:p>
      <text:p text:style-name="P7">char buffer[30],idf[30],idf2[30];</text:p>
      <text:p text:style-name="P7">char idstack[30][20],opstack[30];// For arithmetic calculation</text:p>
      <text:p text:style-name="P7">int idtop=0,optop=0;</text:p>
      <text:p text:style-name="P7">int ln=1;//line number</text:p>
      <text:p text:style-name="P7">bool isd=false;//is buffer a literal</text:p>
      <text:p text:style-name="P7">bool expecting=false;// whether expecting a literal</text:p>
      <text:p text:style-name="P7">bool isStringLiteral=false;</text:p>
      <text:p text:style-name="P7">bool defining=false;</text:p>
      <text:p text:style-name="P7">int sp=0,cp=0,bp=0;//start pointer, current pointer, buffer pointer</text:p>
      <text:p text:style-name="P7">char c=fgetc(fp);</text:p>
      <text:p text:style-name="P7">while(!feof(fp))</text:p>
      <text:p text:style-name="P7">{</text:p>
      <text:p text:style-name="P7"><text:s text:c="8"/>if(isStringLiteral &amp;&amp; c!='"')</text:p>
      <text:p text:style-name="P7"><text:s text:c="8"/>{</text:p>
      <text:p text:style-name="P7"/>
      <text:p text:style-name="P7"><text:s text:c="16"/>fprintf(symtab,"%c",c); </text:p>
      <text:p text:style-name="P7"><text:s text:c="16"/>c=fgetc(fp);</text:p>
      <text:p text:style-name="P7"><text:s text:c="16"/>continue;</text:p>
      <text:p text:style-name="P7"><text:s text:c="8"/>}</text:p>
      <text:p text:style-name="P7"><text:s text:c="8"/>else if(!isStringLiteral &amp;&amp; !isalnum(c)&amp;&amp;c!='_'&amp;&amp;bp!=0)</text:p>
      <text:p text:style-name="P7"><text:s text:c="8"/>{</text:p>
      <text:p text:style-name="P7"><text:s text:c="16"/>buffer[bp]='\0';</text:p>
      <text:p text:style-name="P7"><text:s text:c="16"/>bool isk=false;</text:p>
      <text:p text:style-name="P7"><text:s text:c="16"/>for(int i=0;i&lt;40;i++)</text:p>
      <text:p text:style-name="P7"><text:soft-page-break/><text:s text:c="16"/>{</text:p>
      <text:p text:style-name="P7"><text:s text:c="24"/>if(strcmp(keywords[i],buffer)==0)</text:p>
      <text:p text:style-name="P7"><text:s text:c="24"/>{</text:p>
      <text:p text:style-name="P7"><text:s text:c="32"/>isk=true;</text:p>
      <text:p text:style-name="P7"><text:s text:c="32"/>break;</text:p>
      <text:p text:style-name="P7"><text:s text:c="24"/>}</text:p>
      <text:p text:style-name="P7"><text:s text:c="16"/>}</text:p>
      <text:p text:style-name="P7"><text:s text:c="16"/>for(int i=0;i&lt;40;i++)</text:p>
      <text:p text:style-name="P7"><text:s text:c="16"/>{</text:p>
      <text:p text:style-name="P7"><text:s text:c="24"/>if(strcmp(dtypes[i],buffer)==0)</text:p>
      <text:p text:style-name="P7"><text:s text:c="24"/>{</text:p>
      <text:p text:style-name="P7"><text:s text:c="32"/>defining=true;</text:p>
      <text:p text:style-name="P7"><text:s text:c="32"/>break;</text:p>
      <text:p text:style-name="P7"><text:s text:c="24"/>}</text:p>
      <text:p text:style-name="P7"><text:s text:c="16"/>}</text:p>
      <text:p text:style-name="P7"><text:s text:c="16"/>if(!isk&amp;&amp;isd)</text:p>
      <text:p text:style-name="P7"><text:s text:c="16"/>{</text:p>
      <text:p text:style-name="P7"><text:s text:c="24"/>strcpy(idstack[idtop],buffer);</text:p>
      <text:p text:style-name="P7"><text:s text:c="24"/>idtop++;</text:p>
      <text:p text:style-name="P7"><text:s text:c="24"/>//fprintf(symtab,"%s",buffer); </text:p>
      <text:p text:style-name="P7"><text:s text:c="24"/>//printf("%s\tLiteral\t\t\t%d\n",buffer,ln);</text:p>
      <text:p text:style-name="P7"><text:s text:c="24"/>//strcpy(buffer,idf);</text:p>
      <text:p text:style-name="P7"><text:s text:c="16"/>}</text:p>
      <text:p text:style-name="P7"><text:s text:c="16"/>else if(!isk)</text:p>
      <text:p text:style-name="P7"><text:s text:c="16"/>{</text:p>
      <text:p text:style-name="P7"><text:s text:c="24"/>strcpy(idstack[idtop],buffer);</text:p>
      <text:p text:style-name="P7"><text:s text:c="24"/>idtop++;</text:p>
      <text:p text:style-name="P7"><text:s text:c="24"/>strcpy(idf,buffer);</text:p>
      <text:p text:style-name="P7"><text:s text:c="24"/>bool flag=false;</text:p>
      <text:p text:style-name="P7"><text:s text:c="24"/>if(!expecting)</text:p>
      <text:p text:style-name="P7"><text:s text:c="24"/>{</text:p>
      <text:p text:style-name="P7"><text:s text:c="24"/>if(c!='=')</text:p>
      <text:p text:style-name="P7"><text:s text:c="24"/>{for(int i=0;i&lt;symbc;i++)</text:p>
      <text:p text:style-name="P7"><text:s text:c="40"/>{</text:p>
      <text:p text:style-name="P7"><text:s text:c="48"/>if(strcmp(symbols[i][0],idf)==0)</text:p>
      <text:p text:style-name="P7"><text:s text:c="48"/>{</text:p>
      <text:p text:style-name="P7"><text:s text:c="56"/>fprintf(symtab,"%s",symbols[i][1]);</text:p>
      <text:p text:style-name="P7"><text:s text:c="56"/>flag=true;</text:p>
      <text:p text:style-name="P7"><text:s text:c="56"/>break;</text:p>
      <text:p text:style-name="P7"><text:s text:c="48"/>}</text:p>
      <text:p text:style-name="P7"><text:s text:c="40"/>}}</text:p>
      <text:p text:style-name="P7"><text:s text:c="40"/>if(flag==false)</text:p>
      <text:p text:style-name="P7"><text:s text:c="40"/>fprintf(symtab,"%s",buffer); </text:p>
      <text:p text:style-name="P7"><text:s text:c="24"/>}</text:p>
      <text:p text:style-name="P7"><text:s text:c="16"/>}</text:p>
      <text:p text:style-name="P7"><text:s text:c="16"/>else</text:p>
      <text:p text:style-name="P7"><text:s text:c="16"/>{</text:p>
      <text:p text:style-name="P7"><text:s/></text:p>
      <text:p text:style-name="P7"><text:s text:c="23"/>fprintf(symtab,"%s",buffer); </text:p>
      <text:p text:style-name="P7"><text:soft-page-break/><text:s text:c="16"/>}</text:p>
      <text:p text:style-name="P7"><text:s text:c="16"/>bp=0;</text:p>
      <text:p text:style-name="P7"><text:s text:c="16"/>buffer[bp]='\0';</text:p>
      <text:p text:style-name="P7"><text:s text:c="16"/>isd=false;</text:p>
      <text:p text:style-name="P7"><text:s text:c="8"/>}</text:p>
      <text:p text:style-name="P7"><text:s text:c="8"/>if(c=='"')</text:p>
      <text:p text:style-name="P7"><text:s text:c="8"/>{</text:p>
      <text:p text:style-name="P7"><text:s text:c="16"/>if(isStringLiteral)</text:p>
      <text:p text:style-name="P7"><text:s text:c="24"/>{//printf("%s\tLiteral\t\t%d\n",buffer,ln);bp=0;</text:p>
      <text:p text:style-name="P7"><text:s text:c="16"/>buffer[bp]='\0';</text:p>
      <text:p text:style-name="P7"/>
      <text:p text:style-name="P7"><text:s text:c="24"/>}</text:p>
      <text:p text:style-name="P7"><text:s text:c="16"/>isStringLiteral=!isStringLiteral;</text:p>
      <text:p text:style-name="P7"/>
      <text:p text:style-name="P7"><text:s text:c="16"/>fprintf(symtab,"%c",c); </text:p>
      <text:p text:style-name="P7"><text:s text:c="16"/>c=fgetc(fp);</text:p>
      <text:p text:style-name="P7"><text:s text:c="16"/>continue;</text:p>
      <text:p text:style-name="P7"><text:s text:c="8"/>}</text:p>
      <text:p text:style-name="P7"><text:s text:c="8"/>else if(c=='+'||c=='-'||c=='*'||c=='/')</text:p>
      <text:p text:style-name="P7"><text:s text:c="8"/>{</text:p>
      <text:p text:style-name="P7"><text:s/></text:p>
      <text:p text:style-name="P7"><text:s text:c="16"/>if(optop&gt;0)</text:p>
      <text:p text:style-name="P7"><text:s text:c="16"/>{</text:p>
      <text:p text:style-name="P7"><text:s text:c="24"/>if((opstack[optop-1]=='*'||opstack[optop-1]=='/')&amp;&amp;(c=='+'||c=='-'))</text:p>
      <text:p text:style-name="P7"><text:s text:c="24"/>{</text:p>
      <text:p text:style-name="P7"><text:s text:c="32"/>if(idtop&lt;2)</text:p>
      <text:p text:style-name="P7"><text:s text:c="32"/>{</text:p>
      <text:p text:style-name="P7"><text:s text:c="40"/>showError(ln,buffer,c,1);</text:p>
      <text:p text:style-name="P7"><text:s text:c="32"/>}</text:p>
      <text:p text:style-name="P7"><text:s text:c="32"/>idtop--;</text:p>
      <text:p text:style-name="P7"><text:s text:c="32"/>char operand[30];</text:p>
      <text:p text:style-name="P7"><text:s text:c="32"/>strcpy(operand,idstack[idtop]);</text:p>
      <text:p text:style-name="P7"/>
      <text:p text:style-name="P7"><text:s text:c="32"/>float op1=0,op2=0;</text:p>
      <text:p text:style-name="P7"><text:s text:c="32"/>if(isdigit(operand[0]))</text:p>
      <text:p text:style-name="P7"><text:s text:c="32"/>{</text:p>
      <text:p text:style-name="P7"><text:s text:c="40"/>op1=atof(operand);</text:p>
      <text:p text:style-name="P7"><text:s text:c="32"/>}</text:p>
      <text:p text:style-name="P7"><text:s text:c="32"/>else</text:p>
      <text:p text:style-name="P7"><text:s text:c="32"/>{</text:p>
      <text:p text:style-name="P7"><text:s text:c="40"/>int i=0;</text:p>
      <text:p text:style-name="P7"><text:s text:c="40"/>for(i=0;i&lt;symbc;i++)</text:p>
      <text:p text:style-name="P7"><text:s text:c="40"/>{</text:p>
      <text:p text:style-name="P7"><text:s text:c="48"/>if(strcmp(symbols[i][0],operand)==0)</text:p>
      <text:p text:style-name="P7"><text:s text:c="48"/>{</text:p>
      <text:p text:style-name="P7"><text:s text:c="56"/>op1=atof(symbols[i][1]);</text:p>
      <text:p text:style-name="P7"><text:s text:c="56"/>break;</text:p>
      <text:p text:style-name="P7"><text:s text:c="48"/>}</text:p>
      <text:p text:style-name="P7"><text:s text:c="40"/>}</text:p>
      <text:p text:style-name="P7"><text:soft-page-break/><text:s text:c="40"/>if(i==symbc)</text:p>
      <text:p text:style-name="P7"><text:s text:c="40"/>{</text:p>
      <text:p text:style-name="P7"><text:s text:c="48"/>showError(ln,buffer,c,2);</text:p>
      <text:p text:style-name="P7"><text:s text:c="40"/>}</text:p>
      <text:p text:style-name="P7"><text:s text:c="32"/>}</text:p>
      <text:p text:style-name="P7"><text:s text:c="32"/>idtop--;</text:p>
      <text:p text:style-name="P7"><text:s text:c="32"/>strcpy(operand,idstack[idtop]);</text:p>
      <text:p text:style-name="P7"><text:s text:c="32"/>if(isdigit(operand[0]))</text:p>
      <text:p text:style-name="P7"><text:s text:c="32"/>{</text:p>
      <text:p text:style-name="P7"><text:s text:c="40"/>op2=atof(operand);</text:p>
      <text:p text:style-name="P7"><text:s text:c="32"/>}</text:p>
      <text:p text:style-name="P7"><text:s text:c="32"/>else</text:p>
      <text:p text:style-name="P7"><text:s text:c="32"/>{</text:p>
      <text:p text:style-name="P7"><text:s text:c="40"/>int i=0;</text:p>
      <text:p text:style-name="P7"><text:s text:c="40"/>for(i=0;i&lt;symbc;i++)</text:p>
      <text:p text:style-name="P7"><text:s text:c="40"/>{</text:p>
      <text:p text:style-name="P7"><text:s text:c="48"/>if(strcmp(symbols[i][0],operand)==0)</text:p>
      <text:p text:style-name="P7"><text:s text:c="48"/>{</text:p>
      <text:p text:style-name="P7"><text:s text:c="56"/>op2=atof(symbols[i][1]);</text:p>
      <text:p text:style-name="P7"><text:s text:c="56"/>break;</text:p>
      <text:p text:style-name="P7"><text:s text:c="48"/>}</text:p>
      <text:p text:style-name="P7"><text:s text:c="40"/>}</text:p>
      <text:p text:style-name="P7"><text:s text:c="40"/>if(i==symbc)</text:p>
      <text:p text:style-name="P7"><text:s text:c="40"/>{</text:p>
      <text:p text:style-name="P7"><text:s text:c="48"/>showError(ln,buffer,c,3);</text:p>
      <text:p text:style-name="P7"><text:s text:c="40"/>}</text:p>
      <text:p text:style-name="P7"><text:s text:c="32"/>}</text:p>
      <text:p text:style-name="P7"><text:s text:c="32"/>float ans=0;</text:p>
      <text:p text:style-name="P7"><text:s text:c="32"/>if(opstack[optop-1]=='*')</text:p>
      <text:p text:style-name="P7"><text:s text:c="32"/>{</text:p>
      <text:p text:style-name="P7"><text:s text:c="40"/>ans=op1*op2;</text:p>
      <text:p text:style-name="P7"><text:s text:c="32"/>}</text:p>
      <text:p text:style-name="P7"><text:s text:c="32"/>else if(opstack[optop-1]=='/')</text:p>
      <text:p text:style-name="P7"><text:s text:c="32"/>{</text:p>
      <text:p text:style-name="P7"><text:s text:c="40"/>ans=op2/op1;</text:p>
      <text:p text:style-name="P7"><text:s text:c="32"/>}</text:p>
      <text:p text:style-name="P7"><text:s text:c="32"/>toString(ans);</text:p>
      <text:p text:style-name="P7"><text:s text:c="32"/>strcpy(idstack[idtop],buf) ;</text:p>
      <text:p text:style-name="P7"><text:s text:c="32"/>idtop++;</text:p>
      <text:p text:style-name="P7"><text:s text:c="32"/>optop--;</text:p>
      <text:p text:style-name="P7"><text:s text:c="24"/>}</text:p>
      <text:p text:style-name="P7"><text:s text:c="16"/>}</text:p>
      <text:p text:style-name="P7"><text:s text:c="16"/>opstack[optop]=c;</text:p>
      <text:p text:style-name="P7"><text:s text:c="16"/>optop++;</text:p>
      <text:p text:style-name="P7"><text:s text:c="8"/>}</text:p>
      <text:p text:style-name="P7"><text:s text:c="8"/>else if(isalpha(c))</text:p>
      <text:p text:style-name="P7"><text:s text:c="8"/>{</text:p>
      <text:p text:style-name="P7"><text:s text:c="16"/>if(isd)</text:p>
      <text:p text:style-name="P7"><text:s text:c="16"/>{</text:p>
      <text:p text:style-name="P7"><text:soft-page-break/><text:s text:c="24"/>showError(ln,buffer,c,4);</text:p>
      <text:p text:style-name="P7"><text:s text:c="16"/>}</text:p>
      <text:p text:style-name="P7"><text:s text:c="16"/>buffer[bp]=c;</text:p>
      <text:p text:style-name="P7"><text:s text:c="16"/>bp++; </text:p>
      <text:p text:style-name="P7"><text:s text:c="16"/>if(bp==1)</text:p>
      <text:p text:style-name="P7"><text:s text:c="16"/>{</text:p>
      <text:p text:style-name="P7"><text:s text:c="24"/>isd=false;</text:p>
      <text:p text:style-name="P7"><text:s text:c="16"/>}</text:p>
      <text:p text:style-name="P7"><text:s text:c="8"/>}</text:p>
      <text:p text:style-name="P7"><text:s text:c="8"/>else if(isdigit(c))</text:p>
      <text:p text:style-name="P7"><text:s text:c="8"/>{</text:p>
      <text:p text:style-name="P7"><text:s text:c="16"/></text:p>
      <text:p text:style-name="P7"><text:s text:c="16"/>buffer[bp]=c;</text:p>
      <text:p text:style-name="P7"><text:s text:c="16"/>bp++;</text:p>
      <text:p text:style-name="P7"><text:s text:c="16"/>if(bp==1)</text:p>
      <text:p text:style-name="P7"><text:s text:c="16"/>{</text:p>
      <text:p text:style-name="P7"><text:s text:c="24"/>isd=true;</text:p>
      <text:p text:style-name="P7"><text:s text:c="16"/>}</text:p>
      <text:p text:style-name="P7"><text:s text:c="8"/>}</text:p>
      <text:p text:style-name="P7"><text:s text:c="8"/>else if(c=='_')</text:p>
      <text:p text:style-name="P7"><text:s text:c="8"/>{</text:p>
      <text:p text:style-name="P7"><text:s text:c="16"/>if(bp!=0)</text:p>
      <text:p text:style-name="P7"><text:s text:c="16"/>{</text:p>
      <text:p text:style-name="P7"><text:s text:c="24"/>buffer[bp]=c;</text:p>
      <text:p text:style-name="P7"><text:s text:c="24"/>bp++;</text:p>
      <text:p text:style-name="P7"><text:s text:c="16"/>}</text:p>
      <text:p text:style-name="P7"><text:s text:c="16"/>else</text:p>
      <text:p text:style-name="P7"><text:s text:c="16"/>{</text:p>
      <text:p text:style-name="P7"><text:s text:c="24"/>showError(ln,buffer,c,5);</text:p>
      <text:p text:style-name="P7"><text:s text:c="16"/>}</text:p>
      <text:p text:style-name="P7"><text:s text:c="8"/>}</text:p>
      <text:p text:style-name="P7"><text:s text:c="8"/>else if(c=='&lt;'||c=='&gt;'||c=='='||c=='!'){</text:p>
      <text:p text:style-name="P7"/>
      <text:p text:style-name="P7"><text:s text:c="16"/>fprintf(symtab,"%c",c); </text:p>
      <text:p text:style-name="P7"><text:s text:c="16"/>char c2=fgetc(fp);</text:p>
      <text:p text:style-name="P7"><text:s text:c="16"/>if(c2!='='&amp;&amp;c=='!')</text:p>
      <text:p text:style-name="P7"><text:s text:c="16"/>{</text:p>
      <text:p text:style-name="P7"><text:s text:c="24"/>showError(ln,buffer,c,6);</text:p>
      <text:p text:style-name="P7"><text:s text:c="24"/>c=c2;</text:p>
      <text:p text:style-name="P7"><text:s text:c="24"/>continue;</text:p>
      <text:p text:style-name="P7"><text:s text:c="16"/>}</text:p>
      <text:p text:style-name="P7"><text:s text:c="16"/>else if(c!='=')</text:p>
      <text:p text:style-name="P7"><text:s text:c="16"/>{</text:p>
      <text:p text:style-name="P7"><text:s text:c="24"/>c=c2;</text:p>
      <text:p text:style-name="P7"><text:s text:c="24"/>expecting =true;</text:p>
      <text:p text:style-name="P7"><text:s text:c="24"/>continue;</text:p>
      <text:p text:style-name="P7"><text:s text:c="16"/>}</text:p>
      <text:p text:style-name="P7"><text:s text:c="16"/>else </text:p>
      <text:p text:style-name="P7"><text:s text:c="16"/>{</text:p>
      <text:p text:style-name="P7"><text:s text:c="24"/>c=c2;</text:p>
      <text:p text:style-name="P7"><text:s text:c="24"/>idtop=0;</text:p>
      <text:p text:style-name="P7"><text:s/></text:p>
      <text:p text:style-name="P7"><text:s text:c="24"/>strcpy(idf2,idf);</text:p>
      <text:p text:style-name="P7"><text:soft-page-break/><text:s text:c="24"/>expecting=true;</text:p>
      <text:p text:style-name="P7"><text:s text:c="24"/>continue;</text:p>
      <text:p text:style-name="P7"><text:s text:c="16"/>}</text:p>
      <text:p text:style-name="P7"><text:s text:c="8"/>}</text:p>
      <text:p text:style-name="P7"><text:s text:c="8"/>else if(c==';'||c==',')</text:p>
      <text:p text:style-name="P7"><text:s text:c="8"/>{</text:p>
      <text:p text:style-name="P7"><text:s text:c="16"/>if(expecting)</text:p>
      <text:p text:style-name="P7"><text:s text:c="16"/>{</text:p>
      <text:p text:style-name="P7"><text:s text:c="16"/>while(idtop&gt;1)</text:p>
      <text:p text:style-name="P7"><text:s text:c="16"/>{</text:p>
      <text:p text:style-name="P7"><text:s text:c="17"/></text:p>
      <text:p text:style-name="P7"><text:s text:c="32"/>idtop--;</text:p>
      <text:p text:style-name="P7"><text:s text:c="32"/>char operand[30];//printf("Got Operand 2: ");</text:p>
      <text:p text:style-name="P7"/>
      <text:p text:style-name="P7"><text:s text:c="32"/>strcpy(operand,idstack[idtop]);</text:p>
      <text:p text:style-name="P7"/>
      <text:p text:style-name="P7"><text:s text:c="32"/>float op1=0,op2=0;</text:p>
      <text:p text:style-name="P7"><text:s text:c="32"/>if(isdigit(operand[0]))</text:p>
      <text:p text:style-name="P7"><text:s text:c="32"/>{</text:p>
      <text:p text:style-name="P7"><text:s text:c="40"/>op1=atof(operand);</text:p>
      <text:p text:style-name="P7"><text:s text:c="32"/>}</text:p>
      <text:p text:style-name="P7"><text:s text:c="32"/>else</text:p>
      <text:p text:style-name="P7"><text:s text:c="32"/>{</text:p>
      <text:p text:style-name="P7"><text:s text:c="40"/>int i=0;</text:p>
      <text:p text:style-name="P7"><text:s text:c="40"/>for(i=0;i&lt;symbc;i++)</text:p>
      <text:p text:style-name="P7"><text:s text:c="40"/>{</text:p>
      <text:p text:style-name="P7"><text:s text:c="48"/>if(strcmp(symbols[i][0],operand)==0)</text:p>
      <text:p text:style-name="P7"><text:s text:c="48"/>{</text:p>
      <text:p text:style-name="P7"><text:s text:c="56"/>if(strcmp(symbols[i][1],"-")==0)</text:p>
      <text:p text:style-name="P7"><text:s text:c="64"/>op1=0;</text:p>
      <text:p text:style-name="P7"><text:s text:c="56"/>else</text:p>
      <text:p text:style-name="P7"><text:s text:c="64"/>op1=atof(symbols[i][1]);</text:p>
      <text:p text:style-name="P7"><text:s text:c="56"/>break;</text:p>
      <text:p text:style-name="P7"><text:s text:c="48"/>}</text:p>
      <text:p text:style-name="P7"><text:s text:c="40"/>}</text:p>
      <text:p text:style-name="P7"><text:s text:c="40"/>if(i==symbc)</text:p>
      <text:p text:style-name="P7"><text:s text:c="40"/>{</text:p>
      <text:p text:style-name="P7"><text:s text:c="48"/>showError(ln,buffer,c,7);</text:p>
      <text:p text:style-name="P7"><text:s text:c="40"/>}</text:p>
      <text:p text:style-name="P7"><text:s text:c="32"/>}</text:p>
      <text:p text:style-name="P7"><text:s text:c="32"/>idtop--;</text:p>
      <text:p text:style-name="P7"><text:s text:c="32"/>strcpy(operand,idstack[idtop]);</text:p>
      <text:p text:style-name="P7"><text:s text:c="32"/>if(isdigit(operand[0]))</text:p>
      <text:p text:style-name="P7"><text:s text:c="32"/>{</text:p>
      <text:p text:style-name="P7"><text:s text:c="40"/>op2=atof(operand);</text:p>
      <text:p text:style-name="P7"><text:s text:c="32"/>}</text:p>
      <text:p text:style-name="P7"><text:s text:c="32"/>else</text:p>
      <text:p text:style-name="P7"><text:soft-page-break/><text:s text:c="32"/>{</text:p>
      <text:p text:style-name="P7"><text:s text:c="40"/>int i=0;</text:p>
      <text:p text:style-name="P7"><text:s text:c="40"/>for(i=0;i&lt;symbc;i++)</text:p>
      <text:p text:style-name="P7"><text:s text:c="40"/>{</text:p>
      <text:p text:style-name="P7"><text:s text:c="48"/>if(strcmp(symbols[i][0],operand)==0)</text:p>
      <text:p text:style-name="P7"><text:s text:c="48"/>{ <text:s text:c="6"/>if(strcmp(symbols[i][1],"-")==0)</text:p>
      <text:p text:style-name="P7"><text:s text:c="64"/>op1=0;</text:p>
      <text:p text:style-name="P7"><text:s text:c="56"/>else</text:p>
      <text:p text:style-name="P7"><text:s text:c="56"/>op2=atof(symbols[i][1]);</text:p>
      <text:p text:style-name="P7"><text:s text:c="56"/>break;</text:p>
      <text:p text:style-name="P7"><text:s text:c="48"/>}</text:p>
      <text:p text:style-name="P7"><text:s text:c="40"/>}</text:p>
      <text:p text:style-name="P7"><text:s text:c="40"/>if(i==symbc)</text:p>
      <text:p text:style-name="P7"><text:s text:c="40"/>{</text:p>
      <text:p text:style-name="P7"><text:s text:c="48"/>showError(ln,buffer,c,8);</text:p>
      <text:p text:style-name="P7"><text:s text:c="40"/>}</text:p>
      <text:p text:style-name="P7"><text:s text:c="32"/>}</text:p>
      <text:p text:style-name="P7"><text:s text:c="32"/>float ans=0;</text:p>
      <text:p text:style-name="P7"><text:s text:c="32"/>if(opstack[optop-1]=='*')</text:p>
      <text:p text:style-name="P7"><text:s text:c="32"/>{</text:p>
      <text:p text:style-name="P7"><text:s text:c="40"/>ans=op1*op2;</text:p>
      <text:p text:style-name="P7"><text:s text:c="32"/>}</text:p>
      <text:p text:style-name="P7"><text:s text:c="32"/>else if(opstack[optop-1]=='/')</text:p>
      <text:p text:style-name="P7"><text:s text:c="32"/>{</text:p>
      <text:p text:style-name="P7"><text:s text:c="40"/>ans=op2/op1;</text:p>
      <text:p text:style-name="P7"><text:s text:c="32"/>}</text:p>
      <text:p text:style-name="P7"><text:s text:c="32"/>else if(opstack[optop-1]=='+')</text:p>
      <text:p text:style-name="P7"><text:s text:c="32"/>{</text:p>
      <text:p text:style-name="P7"><text:s text:c="40"/>ans=op1+op2;</text:p>
      <text:p text:style-name="P7"><text:s text:c="32"/>}</text:p>
      <text:p text:style-name="P7"><text:s text:c="32"/>else if(opstack[optop-1]=='-')</text:p>
      <text:p text:style-name="P7"><text:s text:c="32"/>{</text:p>
      <text:p text:style-name="P7"><text:s text:c="40"/>ans=op2-op1;</text:p>
      <text:p text:style-name="P7"><text:s text:c="32"/>}</text:p>
      <text:p text:style-name="P7"><text:s text:c="32"/>toString(ans);</text:p>
      <text:p text:style-name="P7"><text:s text:c="32"/>strcpy(idstack[idtop],buf) ;</text:p>
      <text:p text:style-name="P7"><text:s text:c="32"/>idtop++;</text:p>
      <text:p text:style-name="P7"><text:s text:c="32"/>optop--;</text:p>
      <text:p text:style-name="P7"><text:s text:c="16"/>}</text:p>
      <text:p text:style-name="P7"><text:s text:c="16"/>int targetInd=symbc;</text:p>
      <text:p text:style-name="P7"><text:s text:c="16"/>if(!defining)</text:p>
      <text:p text:style-name="P7"><text:s text:c="16"/>{</text:p>
      <text:p text:style-name="P7"><text:s text:c="16"/>int j=0;</text:p>
      <text:p text:style-name="P7"><text:s text:c="24"/>for(j=0;j&lt;symbc;j++)</text:p>
      <text:p text:style-name="P7"><text:s text:c="40"/>{</text:p>
      <text:p text:style-name="P7"><text:s text:c="40"/>if(strcmp(symbols[j][0],idf2)==0)</text:p>
      <text:p text:style-name="P7"><text:s text:c="40"/>{</text:p>
      <text:p text:style-name="P7"><text:soft-page-break/><text:s text:c="40"/>targetInd=j;</text:p>
      <text:p text:style-name="P7"><text:s text:c="40"/>break;</text:p>
      <text:p text:style-name="P7"><text:s text:c="40"/>}</text:p>
      <text:p text:style-name="P7"><text:s text:c="40"/>}</text:p>
      <text:p text:style-name="P7"><text:s text:c="16"/>}</text:p>
      <text:p text:style-name="P7"><text:s text:c="16"/>strcpy(symbols[targetInd][0],idf2);</text:p>
      <text:p text:style-name="P7"><text:s text:c="16"/>if(isalpha(idstack[0][0]))</text:p>
      <text:p text:style-name="P7"><text:s text:c="16"/>{</text:p>
      <text:p text:style-name="P7"><text:s text:c="24"/>//printf("for target %d",targetInd);</text:p>
      <text:p text:style-name="P7"/>
      <text:p text:style-name="P7"><text:s text:c="24"/>int i=0;</text:p>
      <text:p text:style-name="P7"><text:s text:c="40"/>if(strcmp(symbols[targetInd][0],idf2)==0)</text:p>
      <text:p text:style-name="P7"><text:s text:c="40"/>{</text:p>
      <text:p text:style-name="P7"><text:s text:c="40"/>for(i=0;i&lt;symbc;i++)</text:p>
      <text:p text:style-name="P7"><text:s text:c="40"/>{</text:p>
      <text:p text:style-name="P7"/>
      <text:p text:style-name="P7"/>
      <text:p text:style-name="P7"><text:s text:c="48"/>if(strcmp(symbols[i][0],idstack[0])==0)</text:p>
      <text:p text:style-name="P7"><text:s text:c="48"/>{</text:p>
      <text:p text:style-name="P7"/>
      <text:p text:style-name="P7"><text:s text:c="56"/>strcpy(symbols[targetInd][1],symbols[i][1]);</text:p>
      <text:p text:style-name="P7"><text:s text:c="56"/>break;</text:p>
      <text:p text:style-name="P7"><text:s text:c="48"/>}</text:p>
      <text:p text:style-name="P7"/>
      <text:p text:style-name="P7"><text:s text:c="40"/>}</text:p>
      <text:p text:style-name="P7"><text:s text:c="40"/>if(i==symbc)</text:p>
      <text:p text:style-name="P7"><text:s text:c="40"/>{</text:p>
      <text:p text:style-name="P7"><text:s text:c="48"/>showError(ln,buffer,c,12);</text:p>
      <text:p text:style-name="P7"><text:s text:c="40"/>}</text:p>
      <text:p text:style-name="P7"><text:s text:c="40"/>}</text:p>
      <text:p text:style-name="P7"/>
      <text:p text:style-name="P7"/>
      <text:p text:style-name="P7"><text:s text:c="16"/>}</text:p>
      <text:p text:style-name="P7"><text:s text:c="16"/>else</text:p>
      <text:p text:style-name="P7"><text:s text:c="16"/>{</text:p>
      <text:p text:style-name="P7"><text:s text:c="24"/>int j=0;</text:p>
      <text:p text:style-name="P7"/>
      <text:p text:style-name="P7"><text:s text:c="24"/>strcpy(symbols[targetInd][1],idstack[0]);</text:p>
      <text:p text:style-name="P7"/>
      <text:p text:style-name="P7"/>
      <text:p text:style-name="P7"><text:s text:c="16"/>}</text:p>
      <text:p text:style-name="P7"><text:s text:c="16"/>//printf("Stored %s with value %s to Symbol Table...\n",symbols[targetInd][0],symbols[targetInd][1]);</text:p>
      <text:p text:style-name="P7"/>
      <text:p text:style-name="P7"><text:s text:c="16"/>if(defining)</text:p>
      <text:p text:style-name="P7"><text:s text:c="16"/>{symbc++;//printf("now");</text:p>
      <text:p text:style-name="P7"><text:s text:c="16"/>}</text:p>
      <text:p text:style-name="P7"/>
      <text:p text:style-name="P7"><text:s text:c="16"/>if(c==';')</text:p>
      <text:p text:style-name="P7"><text:soft-page-break/><text:s text:c="16"/>defining=false;</text:p>
      <text:p text:style-name="P7"/>
      <text:p text:style-name="P7"><text:s text:c="16"/>fprintf(symtab,"%s",symbols[targetInd][1]);</text:p>
      <text:p text:style-name="P7"><text:s text:c="16"/>}</text:p>
      <text:p text:style-name="P7"><text:s text:c="16"/>else if(defining)</text:p>
      <text:p text:style-name="P7"><text:s text:c="16"/>{</text:p>
      <text:p text:style-name="P7"><text:s text:c="16"/>strcpy(symbols[symbc][0],idf);</text:p>
      <text:p text:style-name="P7"><text:s text:c="16"/>strcpy(symbols[symbc][1],"0");</text:p>
      <text:p text:style-name="P7"><text:s text:c="16"/>symbc++;//printf("and now");</text:p>
      <text:p text:style-name="P7"><text:s text:c="16"/>if(c==';')</text:p>
      <text:p text:style-name="P7"><text:s text:c="16"/>defining=false;</text:p>
      <text:p text:style-name="P7"><text:s text:c="16"/>}</text:p>
      <text:p text:style-name="P7"><text:s text:c="16"/>expecting=false;</text:p>
      <text:p text:style-name="P7"/>
      <text:p text:style-name="P7"><text:s text:c="16"/>fprintf(symtab,"%c",c); </text:p>
      <text:p text:style-name="P7"><text:s text:c="8"/>}</text:p>
      <text:p text:style-name="P7"><text:s text:c="8"/>else if(c=='{'||c=='}'||c=='('||c==')'||c=='['||c==']')</text:p>
      <text:p text:style-name="P7"><text:s text:c="8"/>{</text:p>
      <text:p text:style-name="P7"><text:s text:c="16"/>fprintf(symtab,"%c",c); </text:p>
      <text:p text:style-name="P7"><text:s text:c="8"/>}</text:p>
      <text:p text:style-name="P7"><text:s text:c="8"/>else if(c=='\n')</text:p>
      <text:p text:style-name="P7"><text:s text:c="8"/>{</text:p>
      <text:p text:style-name="P7"><text:s text:c="16"/>fprintf(symtab,"%c",c); </text:p>
      <text:p text:style-name="P7"><text:s text:c="8"/>}</text:p>
      <text:p text:style-name="P7"/>
      <text:p text:style-name="P7"><text:s text:c="8"/>else if(c!=' '&amp;&amp;c!='\t')</text:p>
      <text:p text:style-name="P7"/>
      <text:p text:style-name="P7"><text:s text:c="8"/>{</text:p>
      <text:p text:style-name="P7"><text:s text:c="16"/>showError(ln,buffer,c,10);</text:p>
      <text:p text:style-name="P7"><text:s text:c="8"/>}</text:p>
      <text:p text:style-name="P7"><text:s text:c="8"/>else</text:p>
      <text:p text:style-name="P7"><text:s text:c="8"/>{</text:p>
      <text:p text:style-name="P7"/>
      <text:p text:style-name="P7"><text:s text:c="16"/>fprintf(symtab,"%c",c); </text:p>
      <text:p text:style-name="P7"><text:s text:c="8"/>}</text:p>
      <text:p text:style-name="P7"><text:s text:c="8"/>c=fgetc(fp);</text:p>
      <text:p text:style-name="P7">}</text:p>
      <text:p text:style-name="P7"/>
      <text:p text:style-name="P7">fclose(symtab);</text:p>
      <text:p text:style-name="P7">fclose(fp);</text:p>
      <text:p text:style-name="P7">return 0;</text:p>
      <text:p text:style-name="P7">}</text:p>
      <text:p text:style-name="P7"/>
      <text:p text:style-name="P3"/>
      <text:p text:style-name="P4"/>
      <text:p text:style-name="P3">INPUT:</text:p>
      <text:p text:style-name="P8">float pi = 22/7;</text:p>
      <text:p text:style-name="P8">void main(){</text:p>
      <text:p text:style-name="P8">float c;</text:p>
      <text:p text:style-name="P8">c=2*pi;</text:p>
      <text:p text:style-name="P8">}</text:p>
      <text:p text:style-name="P8"/>
      <text:p text:style-name="P8"/>
      <text:p text:style-name="P8"/>
      <text:p text:style-name="P3">OUTPUT:</text:p>
      <text:p text:style-name="P3"/>
      <text:p text:style-name="P8">float pi = 3.142857;</text:p>
      <text:p text:style-name="P8">void main(){</text:p>
      <text:p text:style-name="P8">float c;</text:p>
      <text:p text:style-name="P8">c=6.285714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1-03T14:00:43.766182980</dc:date>
    <meta:editing-duration>PT1H22M13S</meta:editing-duration>
    <meta:editing-cycles>11</meta:editing-cycles>
    <meta:generator>LibreOffice/7.3.6.2$Linux_X86_64 LibreOffice_project/30$Build-2</meta:generator>
    <meta:print-date>2022-11-03T13:41:08.901988870</meta:print-date>
    <meta:document-statistic meta:table-count="0" meta:image-count="0" meta:object-count="0" meta:page-count="11" meta:paragraph-count="458" meta:word-count="617" meta:character-count="15869" meta:non-whitespace-character-count="5624"/>
  </office:meta>
</office:document-meta>
</file>